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376cm"/>
    </style:style>
    <style:style style:name="co3" style:family="table-column">
      <style:table-column-properties fo:break-before="auto" style:column-width="4.634cm"/>
    </style:style>
    <style:style style:name="co4" style:family="table-column">
      <style:table-column-properties fo:break-before="auto" style:column-width="0.307cm"/>
    </style:style>
    <style:style style:name="co5" style:family="table-column">
      <style:table-column-properties fo:break-before="auto" style:column-width="0.335cm"/>
    </style:style>
    <style:style style:name="co6" style:family="table-column">
      <style:table-column-properties fo:break-before="auto" style:column-width="1.314cm"/>
    </style:style>
    <style:style style:name="co7" style:family="table-column">
      <style:table-column-properties fo:break-before="auto" style:column-width="7.049cm"/>
    </style:style>
    <style:style style:name="co8" style:family="table-column">
      <style:table-column-properties fo:break-before="auto" style:column-width="2.378cm"/>
    </style:style>
    <style:style style:name="co9" style:family="table-column">
      <style:table-column-properties fo:break-before="auto" style:column-width="0.866cm"/>
    </style:style>
    <style:style style:name="co10" style:family="table-column">
      <style:table-column-properties fo:break-before="auto" style:column-width="2.489cm"/>
    </style:style>
    <style:style style:name="co11" style:family="table-column">
      <style:table-column-properties fo:break-before="auto" style:column-width="0.78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LunarEclipseCircumstance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4" style:family="table-cell" style:parent-style-name="Default">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LunarEclipseCircumstanc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17"/>
        <table:table-column table:style-name="co10" table:number-columns-repeated="245" table:default-cell-style-name="ce2"/>
        <table:table-column table:style-name="co10" table:number-columns-repeated="767" table:default-cell-style-name="Default"/>
        <table:table-row table:style-name="ro1">
          <table:table-cell table:style-name="ce1" office:value-type="string">
            <text:p>The circumstances of a lunar eclips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6" office:value-type="float" office:value="1">
            <text:p>1</text:p>
          </table:table-cell>
          <table:table-cell table:number-columns-repeated="2"/>
          <table:table-cell table:style-name="ce3" office:value-type="string">
            <text:p>Output</text:p>
          </table:table-cell>
          <table:table-cell table:style-name="ce5" table:formula="of:=CONCATENATE([.C23];&quot; on &quot;)" office:value-type="string" office:string-value="Lunar eclipse certain on ">
            <text:p>Lunar eclipse certain on </text:p>
          </table:table-cell>
          <table:table-cell table:style-name="ce5" table:formula="of:=CONCATENATE([.C20];&quot;/&quot;;[.C21];&quot;/&quot;;[.C22])" office:value-type="string" office:string-value="4/4/2015">
            <text:p>4/4/2015</text:p>
          </table:table-cell>
          <table:table-cell table:number-columns-repeated="1016"/>
        </table:table-row>
        <table:table-row table:style-name="ro2">
          <table:table-cell table:style-name="ce3"/>
          <table:table-cell table:style-name="ce5" office:value-type="string">
            <text:p>local date (month)</text:p>
          </table:table-cell>
          <table:table-cell table:style-name="ce6" office:value-type="float" office:value="4">
            <text:p>4</text:p>
          </table:table-cell>
          <table:table-cell table:number-columns-repeated="2"/>
          <table:table-cell table:style-name="ce3"/>
          <table:table-cell table:style-name="ce5" office:value-type="string">
            <text:p>UT start of pen. phase</text:p>
          </table:table-cell>
          <table:table-cell table:style-name="ce5" table:formula="of:=IF([.C25]=-99;&quot;&quot;;CONCATENATE(DHHOUR([.C25]+0.008333);&quot;:&quot;;DHMIN([.C25]+0.008333)))" office:value-type="string" office:string-value="9:0">
            <text:p>9:0</text:p>
          </table:table-cell>
          <table:table-cell table:number-columns-repeated="1016"/>
        </table:table-row>
        <table:table-row table:style-name="ro2">
          <table:table-cell table:style-name="ce4"/>
          <table:table-cell table:style-name="ce5" office:value-type="string">
            <text:p>local date (year)</text:p>
          </table:table-cell>
          <table:table-cell table:style-name="ce6" office:value-type="float" office:value="2015">
            <text:p>2015</text:p>
          </table:table-cell>
          <table:table-cell/>
          <table:table-cell table:style-name="ce4" table:number-columns-repeated="2"/>
          <table:table-cell table:style-name="ce5" office:value-type="string">
            <text:p>UT start of umbral phase</text:p>
          </table:table-cell>
          <table:table-cell table:style-name="ce5" table:formula="of:=IF([.C27]=-99;&quot;&quot;;CONCATENATE(DHHOUR([.C27]+0.008333);&quot;:&quot;;DHMIN([.C27]+0.008333)))" office:value-type="string" office:string-value="10:16">
            <text:p>10:16</text:p>
          </table:table-cell>
          <table:table-cell table:number-columns-repeated="1016"/>
        </table:table-row>
        <table:table-row table:style-name="ro2">
          <table:table-cell table:style-name="ce4"/>
          <table:table-cell table:style-name="ce5" office:value-type="string">
            <text:p>daylight saving (hours)</text:p>
          </table:table-cell>
          <table:table-cell table:style-name="ce6" office:value-type="float" office:value="0">
            <text:p>0</text:p>
          </table:table-cell>
          <table:table-cell/>
          <table:table-cell table:style-name="ce4" table:number-columns-repeated="2"/>
          <table:table-cell table:style-name="ce5" office:value-type="string">
            <text:p>UT start of total phase</text:p>
          </table:table-cell>
          <table:table-cell table:style-name="ce5" table:formula="of:=IF([.C29]=-99;&quot;&quot;;CONCATENATE(DHHOUR([.C29]+0.008333);&quot;:&quot;;DHMIN([.C29]+0.008333)))" office:value-type="string" office:string-value="11:55">
            <text:p>11:55</text:p>
          </table:table-cell>
          <table:table-cell table:number-columns-repeated="1016"/>
        </table:table-row>
        <table:table-row table:style-name="ro2">
          <table:table-cell table:style-name="ce4"/>
          <table:table-cell table:style-name="ce5" office:value-type="string">
            <text:p>zone correction (hours)</text:p>
          </table:table-cell>
          <table:table-cell table:style-name="ce6" office:value-type="float" office:value="10">
            <text:p>10</text:p>
          </table:table-cell>
          <table:table-cell/>
          <table:table-cell table:style-name="ce4" table:number-columns-repeated="2"/>
          <table:table-cell table:style-name="ce5" office:value-type="string">
            <text:p>UT of mid eclipse</text:p>
          </table:table-cell>
          <table:table-cell table:style-name="ce5" table:formula="of:=IF([.C24]=-99;&quot;&quot;;CONCATENATE(DHHOUR([.C24]+0.008333);&quot;:&quot;;DHMIN([.C24]+0.008333)))" office:value-type="string" office:string-value="12:1">
            <text:p>12:1</text:p>
          </table:table-cell>
          <table:table-cell table:number-columns-repeated="1016"/>
        </table:table-row>
        <table:table-row table:style-name="ro2">
          <table:table-cell table:style-name="ce4"/>
          <table:table-cell table:style-name="ce5"/>
          <table:table-cell table:style-name="ce6"/>
          <table:table-cell/>
          <table:table-cell table:style-name="ce4" table:number-columns-repeated="2"/>
          <table:table-cell table:style-name="ce5" office:value-type="string">
            <text:p>UT end of total phase</text:p>
          </table:table-cell>
          <table:table-cell table:style-name="ce5" table:formula="of:=IF([.C30]=-99;&quot;&quot;;CONCATENATE(DHHOUR([.C30]+0.008333);&quot;:&quot;;DHMIN([.C30]+0.008333)))" office:value-type="string" office:string-value="12:7">
            <text:p>12:7</text:p>
          </table:table-cell>
          <table:table-cell table:number-columns-repeated="1016"/>
        </table:table-row>
        <table:table-row table:style-name="ro2">
          <table:table-cell table:style-name="ce4"/>
          <table:table-cell table:style-name="ce5"/>
          <table:table-cell table:style-name="ce6"/>
          <table:table-cell/>
          <table:table-cell table:style-name="ce4" table:number-columns-repeated="2"/>
          <table:table-cell table:style-name="ce5" office:value-type="string">
            <text:p>UT end of umbral phase</text:p>
          </table:table-cell>
          <table:table-cell table:style-name="ce5" table:formula="of:=IF([.C28]=-99;&quot;&quot;;CONCATENATE(DHHOUR([.C28]+0.008333);&quot;:&quot;;DHMIN([.C28]+0.008333)))" office:value-type="string" office:string-value="13:46">
            <text:p>13:46</text:p>
          </table:table-cell>
          <table:table-cell table:number-columns-repeated="1016"/>
        </table:table-row>
        <table:table-row table:style-name="ro2">
          <table:table-cell table:style-name="ce4"/>
          <table:table-cell table:style-name="ce5"/>
          <table:table-cell table:style-name="ce6"/>
          <table:table-cell/>
          <table:table-cell table:style-name="ce4" table:number-columns-repeated="2"/>
          <table:table-cell table:style-name="ce5" office:value-type="string">
            <text:p>UT end of pen. phase</text:p>
          </table:table-cell>
          <table:table-cell table:style-name="ce5" table:formula="of:=IF([.C26]=-99;&quot;&quot;;CONCATENATE(DHHOUR([.C26]+0.008333);&quot;:&quot;;DHMIN([.C26]+0.008333)))" office:value-type="string" office:string-value="15:1">
            <text:p>15:1</text:p>
          </table:table-cell>
          <table:table-cell table:number-columns-repeated="1016"/>
        </table:table-row>
        <table:table-row table:style-name="ro2">
          <table:table-cell table:style-name="ce4"/>
          <table:table-cell table:style-name="ce5"/>
          <table:table-cell table:style-name="ce6"/>
          <table:table-cell/>
          <table:table-cell table:style-name="ce4" table:number-columns-repeated="2"/>
          <table:table-cell table:style-name="ce5" office:value-type="string">
            <text:p>eclipse magnitude</text:p>
          </table:table-cell>
          <table:table-cell table:style-name="ce5" table:formula="of:=IF([.C31]=-99;&quot;&quot;;ROUND([.C31];3))" office:value-type="float" office:value="1.005">
            <text:p>1.01</text:p>
          </table:table-cell>
          <table:table-cell table:number-columns-repeated="1016"/>
        </table:table-row>
        <table:table-row table:style-name="ro2">
          <table:table-cell table:style-name="ce4"/>
          <table:table-cell table:style-name="ce5"/>
          <table:table-cell table:style-name="ce7"/>
          <table:table-cell/>
          <table:table-cell table:style-name="ce4" table:number-columns-repeated="2"/>
          <table:table-cell table:style-name="ce5" table:number-columns-repeated="2"/>
          <table:table-cell table:style-name="ce11"/>
          <table:table-cell table:number-columns-repeated="1015"/>
        </table:table-row>
        <table:table-row table:style-name="ro2">
          <table:table-cell table:style-name="ce4" office:value-type="float" office:value="1">
            <text:p>1</text:p>
          </table:table-cell>
          <table:table-cell table:style-name="ce4" office:value-type="string">
            <text:p>Julian date of full Moon</text:p>
          </table:table-cell>
          <table:table-cell table:style-name="ce8" table:formula="of:=FULLMOON([.C6];[.C7];[.C3];[.C4];[.C5])" office:value-type="float" office:value="2457117.00494417">
            <text:p>2457117.0049442</text:p>
          </table:table-cell>
          <table:table-cell office:value-type="string">
            <text:p>=FullMoon(C6,C7,C3,C4,C5)</text:p>
          </table:table-cell>
          <table:table-cell table:style-name="ce4" table:number-columns-repeated="2"/>
          <table:table-cell/>
          <table:table-cell table:style-name="ce11" office:value-type="string">
            <text:p>=CONCATENATE(C23," on ")</text:p>
          </table:table-cell>
          <table:table-cell table:number-columns-repeated="1016"/>
        </table:table-row>
        <table:table-row table:style-name="ro2">
          <table:table-cell table:style-name="ce4" office:value-type="float" office:value="2">
            <text:p>2</text:p>
          </table:table-cell>
          <table:table-cell table:style-name="ce4" office:value-type="string">
            <text:p>G date full Moon (day)</text:p>
          </table:table-cell>
          <table:table-cell table:style-name="ce8" table:formula="of:=JDCDAY([.C13])" office:value-type="float" office:value="4.50494417035952">
            <text:p>4.5049442</text:p>
          </table:table-cell>
          <table:table-cell office:value-type="string">
            <text:p>=JDCDay(C13)</text:p>
          </table:table-cell>
          <table:table-cell table:style-name="ce4" table:number-columns-repeated="2"/>
          <table:table-cell/>
          <table:table-cell table:style-name="ce14" office:value-type="string">
            <text:p>=CONCATENATE(C20,"/",C21,"/",C22)</text:p>
          </table:table-cell>
          <table:table-cell table:number-columns-repeated="1016"/>
        </table:table-row>
        <table:table-row table:style-name="ro2">
          <table:table-cell table:style-name="ce4" office:value-type="float" office:value="3">
            <text:p>3</text:p>
          </table:table-cell>
          <table:table-cell table:style-name="ce4" office:value-type="string">
            <text:p>… integer day</text:p>
          </table:table-cell>
          <table:table-cell table:style-name="ce8" table:formula="of:=INT([.C14])" office:value-type="float" office:value="4">
            <text:p>4.0000000</text:p>
          </table:table-cell>
          <table:table-cell office:value-type="string">
            <text:p>=INT(C14)</text:p>
          </table:table-cell>
          <table:table-cell table:style-name="ce4" table:number-columns-repeated="2"/>
          <table:table-cell/>
          <table:table-cell table:style-name="ce11" office:value-type="string">
            <text:p>=IF(C25=-99,"",CONCATENATE(DHHour(C25+0.008333),":",DHMin(C25+0.008333)))</text:p>
          </table:table-cell>
          <table:table-cell table:number-columns-repeated="1016"/>
        </table:table-row>
        <table:table-row table:style-name="ro2">
          <table:table-cell table:style-name="ce4" office:value-type="float" office:value="4">
            <text:p>4</text:p>
          </table:table-cell>
          <table:table-cell table:style-name="ce4" office:value-type="string">
            <text:p>G date full Moon (month)</text:p>
          </table:table-cell>
          <table:table-cell table:style-name="ce8" table:formula="of:=JDCMONTH([.C13])" office:value-type="float" office:value="4">
            <text:p>4.0000000</text:p>
          </table:table-cell>
          <table:table-cell office:value-type="string">
            <text:p>=JDCMonth(C13)</text:p>
          </table:table-cell>
          <table:table-cell table:style-name="ce4" table:number-columns-repeated="2"/>
          <table:table-cell/>
          <table:table-cell table:style-name="ce11" office:value-type="string">
            <text:p>=IF(C27=-99,"",CONCATENATE(DHHour(C27+0.008333),":",DHMin(C27+0.008333)))</text:p>
          </table:table-cell>
          <table:table-cell table:number-columns-repeated="1016"/>
        </table:table-row>
        <table:table-row table:style-name="ro2">
          <table:table-cell table:style-name="ce4" office:value-type="float" office:value="5">
            <text:p>5</text:p>
          </table:table-cell>
          <table:table-cell table:style-name="ce4" office:value-type="string">
            <text:p>G date full Moon (year)</text:p>
          </table:table-cell>
          <table:table-cell table:style-name="ce8" table:formula="of:=JDCYEAR([.C13])" office:value-type="float" office:value="2015">
            <text:p>2015.0000000</text:p>
          </table:table-cell>
          <table:table-cell office:value-type="string">
            <text:p>=JDCYear(C13)</text:p>
          </table:table-cell>
          <table:table-cell table:style-name="ce4" table:number-columns-repeated="2"/>
          <table:table-cell/>
          <table:table-cell table:style-name="ce11" office:value-type="string">
            <text:p>=IF(C29=-99,"",CONCATENATE(DHHour(C29+0.008333),":",DHMin(C29+0.008333)))</text:p>
          </table:table-cell>
          <table:table-cell table:number-columns-repeated="1016"/>
        </table:table-row>
        <table:table-row table:style-name="ro2">
          <table:table-cell table:style-name="ce4" office:value-type="float" office:value="6">
            <text:p>6</text:p>
          </table:table-cell>
          <table:table-cell table:style-name="ce4" office:value-type="string">
            <text:p>UT of full Moon (hours)</text:p>
          </table:table-cell>
          <table:table-cell table:style-name="ce8" table:formula="of:=([.C14]-[.C15])*24" office:value-type="float" office:value="12.1186600886285">
            <text:p>12.1186601</text:p>
          </table:table-cell>
          <table:table-cell office:value-type="string">
            <text:p>=(C14-C15)*24</text:p>
          </table:table-cell>
          <table:table-cell table:style-name="ce4" table:number-columns-repeated="2"/>
          <table:table-cell/>
          <table:table-cell table:style-name="ce11" office:value-type="string">
            <text:p>=IF(C24=-99,"",CONCATENATE(DHHour(C24+0.008333),":",DHMin(C24+0.008333)))</text:p>
          </table:table-cell>
          <table:table-cell table:number-columns-repeated="1016"/>
        </table:table-row>
        <table:table-row table:style-name="ro2">
          <table:table-cell table:style-name="ce4" office:value-type="float" office:value="7">
            <text:p>7</text:p>
          </table:table-cell>
          <table:table-cell table:style-name="ce4" office:value-type="string">
            <text:p>local civil time (hours)</text:p>
          </table:table-cell>
          <table:table-cell table:style-name="ce8" table:formula="of:=UTLCT([.C18];0;0;[.C6];[.C7];[.C15];[.C16];[.C17])" office:value-type="float" office:value="22.1186600849032">
            <text:p>22.1186601</text:p>
          </table:table-cell>
          <table:table-cell office:value-type="string">
            <text:p>=UTLCT(C18,0,0,C6,C7,C15,C16,C17)</text:p>
          </table:table-cell>
          <table:table-cell table:style-name="ce4" table:number-columns-repeated="2"/>
          <table:table-cell/>
          <table:table-cell table:style-name="ce11" office:value-type="string">
            <text:p>=IF(C30=-99,"",CONCATENATE(DHHour(C30+0.008333),":",DHMin(C30+0.008333)))</text:p>
          </table:table-cell>
          <table:table-cell table:number-columns-repeated="1016"/>
        </table:table-row>
        <table:table-row table:style-name="ro2">
          <table:table-cell table:style-name="ce4" office:value-type="float" office:value="8">
            <text:p>8</text:p>
          </table:table-cell>
          <table:table-cell table:style-name="ce4" office:value-type="string">
            <text:p>local civil date (day)</text:p>
          </table:table-cell>
          <table:table-cell table:style-name="ce8" table:formula="of:=UTLCDAY([.C18];0;0;[.C6];[.C7];[.C15];[.C16];[.C17])" office:value-type="float" office:value="4">
            <text:p>4.0000000</text:p>
          </table:table-cell>
          <table:table-cell office:value-type="string">
            <text:p>=UTLCDay(C18,0,0,C6,C7,C15,C16,C17)</text:p>
          </table:table-cell>
          <table:table-cell table:style-name="ce4" table:number-columns-repeated="2"/>
          <table:table-cell/>
          <table:table-cell table:style-name="ce11" office:value-type="string">
            <text:p>=IF(C28=-99,"",CONCATENATE(DHHour(C28+0.008333),":",DHMin(C28+0.008333)))</text:p>
          </table:table-cell>
          <table:table-cell table:number-columns-repeated="1016"/>
        </table:table-row>
        <table:table-row table:style-name="ro2">
          <table:table-cell table:style-name="ce4" office:value-type="float" office:value="9">
            <text:p>9</text:p>
          </table:table-cell>
          <table:table-cell table:style-name="ce4" office:value-type="string">
            <text:p>local civil date (month)</text:p>
          </table:table-cell>
          <table:table-cell table:style-name="ce8" table:formula="of:=UTLCMONTH([.C18];0;0;[.C6];[.C7];[.C15];[.C16];[.C17])" office:value-type="float" office:value="4">
            <text:p>4.0000000</text:p>
          </table:table-cell>
          <table:table-cell office:value-type="string">
            <text:p>=UTLCMonth(C18,0,0,C6,C7,C15,C16,C17)</text:p>
          </table:table-cell>
          <table:table-cell table:style-name="ce4" table:number-columns-repeated="2"/>
          <table:table-cell/>
          <table:table-cell table:style-name="ce11" office:value-type="string">
            <text:p>=IF(C26=-99,"",CONCATENATE(DHHour(C26+0.008333),":",DHMin(C26+0.008333)))</text:p>
          </table:table-cell>
          <table:table-cell table:number-columns-repeated="1016"/>
        </table:table-row>
        <table:table-row table:style-name="ro2">
          <table:table-cell table:style-name="ce4" office:value-type="float" office:value="10">
            <text:p>10</text:p>
          </table:table-cell>
          <table:table-cell table:style-name="ce4" office:value-type="string">
            <text:p>local civil date (year)</text:p>
          </table:table-cell>
          <table:table-cell table:style-name="ce8" table:formula="of:=UTLCYEAR([.C18];0;0;[.C6];[.C7];[.C15];[.C16];[.C17])" office:value-type="float" office:value="2015">
            <text:p>2015.0000000</text:p>
          </table:table-cell>
          <table:table-cell office:value-type="string">
            <text:p>=UTLCYear(C18,0,0,C6,C7,C15,C16,C17)</text:p>
          </table:table-cell>
          <table:table-cell table:style-name="ce4" table:number-columns-repeated="2"/>
          <table:table-cell/>
          <table:table-cell table:style-name="ce11" office:value-type="string">
            <text:p>=IF(C31=-99,"",ROUND(C31,3))</text:p>
          </table:table-cell>
          <table:table-cell/>
          <table:table-cell table:style-name="ce16" table:number-columns-repeated="2"/>
          <table:table-cell table:number-columns-repeated="1013"/>
        </table:table-row>
        <table:table-row table:style-name="ro2">
          <table:table-cell table:style-name="ce4" office:value-type="float" office:value="11">
            <text:p>11</text:p>
          </table:table-cell>
          <table:table-cell table:style-name="ce4" office:value-type="string">
            <text:p>eclipse occurrence?</text:p>
          </table:table-cell>
          <table:table-cell table:style-name="ce8" table:formula="of:=LEOCCURRENCE([.C6];[.C7];[.C3];[.C4];[.C5])" office:value-type="string" office:string-value="Lunar eclipse certain">
            <text:p>Lunar eclipse certain</text:p>
          </table:table-cell>
          <table:table-cell office:value-type="string">
            <text:p>=LEOccurrence(C6,C7,C3,C4,C5)</text:p>
          </table:table-cell>
          <table:table-cell table:style-name="ce4" table:number-columns-repeated="2"/>
          <table:table-cell table:number-columns-repeated="3"/>
          <table:table-cell table:style-name="ce15" table:number-columns-repeated="2"/>
          <table:table-cell table:number-columns-repeated="1013"/>
        </table:table-row>
        <table:table-row table:style-name="ro2">
          <table:table-cell table:style-name="ce4" office:value-type="float" office:value="12">
            <text:p>12</text:p>
          </table:table-cell>
          <table:table-cell table:style-name="ce4" office:value-type="string">
            <text:p>UT max eclipse</text:p>
          </table:table-cell>
          <table:table-cell table:style-name="ce8" table:formula="of:=UTMAXLUNARECLIPSE([.C3];[.C4];[.C5];[.C6];[.C7])" office:value-type="float" office:value="12.0121825745896">
            <text:p>12.0121826</text:p>
          </table:table-cell>
          <table:table-cell office:value-type="string">
            <text:p>=UTMaxLunarEclipse(C3,C4,C5,C6,C7)</text:p>
          </table:table-cell>
          <table:table-cell table:style-name="ce4" table:number-columns-repeated="2"/>
          <table:table-cell table:style-name="ce5"/>
          <table:table-cell table:style-name="ce4"/>
          <table:table-cell table:style-name="ce15" table:number-columns-repeated="3"/>
          <table:table-cell table:number-columns-repeated="1013"/>
        </table:table-row>
        <table:table-row table:style-name="ro2">
          <table:table-cell table:style-name="ce4" office:value-type="float" office:value="13">
            <text:p>13</text:p>
          </table:table-cell>
          <table:table-cell table:style-name="ce4" office:value-type="string">
            <text:p>UT first contact</text:p>
          </table:table-cell>
          <table:table-cell table:style-name="ce8" table:formula="of:=UTFIRSTCONTACTLUNARECLIPSE([.C3];[.C4];[.C5];[.C6];[.C7])" office:value-type="float" office:value="9.00327278972495">
            <text:p>9.0032728</text:p>
          </table:table-cell>
          <table:table-cell office:value-type="string">
            <text:p>=UTFirstContactLunarEclipse(C3,C4,C5,C6,C7)</text:p>
          </table:table-cell>
          <table:table-cell table:style-name="ce13" table:number-columns-repeated="3"/>
          <table:table-cell table:style-name="ce4"/>
          <table:table-cell table:style-name="ce15" table:number-columns-repeated="3"/>
          <table:table-cell table:number-columns-repeated="1013"/>
        </table:table-row>
        <table:table-row table:style-name="ro2">
          <table:table-cell table:style-name="ce4" office:value-type="float" office:value="14">
            <text:p>14</text:p>
          </table:table-cell>
          <table:table-cell table:style-name="ce4" office:value-type="string">
            <text:p>UT last contact</text:p>
          </table:table-cell>
          <table:table-cell table:style-name="ce8" table:formula="of:=UTLASTCONTACTLUNARECLIPSE([.C3];[.C4];[.C5];[.C6];[.C7])" office:value-type="float" office:value="15.0210923594543">
            <text:p>15.0210924</text:p>
          </table:table-cell>
          <table:table-cell office:value-type="string">
            <text:p>=UTLastContactLunarEclipse(C3,C4,C5,C6,C7)</text:p>
          </table:table-cell>
          <table:table-cell table:style-name="ce13" table:number-columns-repeated="3"/>
          <table:table-cell/>
          <table:table-cell table:style-name="ce15" table:number-columns-repeated="3"/>
          <table:table-cell table:number-columns-repeated="1013"/>
        </table:table-row>
        <table:table-row table:style-name="ro2">
          <table:table-cell table:style-name="ce4" office:value-type="float" office:value="15">
            <text:p>15</text:p>
          </table:table-cell>
          <table:table-cell table:style-name="ce4" office:value-type="string">
            <text:p>UT start umbral phase</text:p>
          </table:table-cell>
          <table:table-cell table:style-name="ce8" table:formula="of:=UTSTARTUMBRALLUNARECLIPSE([.C3];[.C4];[.C5];[.C6];[.C7])" office:value-type="float" office:value="10.2652079125108">
            <text:p>10.2652079</text:p>
          </table:table-cell>
          <table:table-cell office:value-type="string">
            <text:p>=UTStartUmbralLunarEclipse(C3,C4,C5,C6,C7)</text:p>
          </table:table-cell>
          <table:table-cell table:style-name="ce13" table:number-columns-repeated="3"/>
          <table:table-cell/>
          <table:table-cell table:style-name="ce15" table:number-columns-repeated="3"/>
          <table:table-cell table:number-columns-repeated="1013"/>
        </table:table-row>
        <table:table-row table:style-name="ro2">
          <table:table-cell table:style-name="ce4" office:value-type="float" office:value="16">
            <text:p>16</text:p>
          </table:table-cell>
          <table:table-cell table:style-name="ce4" office:value-type="string">
            <text:p>UT end umbral phase</text:p>
          </table:table-cell>
          <table:table-cell table:style-name="ce8" table:formula="of:=UTENDUMBRALLUNARECLIPSE([.C3];[.C4];[.C5];[.C6];[.C7])" office:value-type="float" office:value="13.7591572366684">
            <text:p>13.7591572</text:p>
          </table:table-cell>
          <table:table-cell office:value-type="string">
            <text:p>=UTEndUmbralLunarEclipse(C3,C4,C5,C6,C7)</text:p>
          </table:table-cell>
          <table:table-cell table:style-name="ce13" table:number-columns-repeated="3"/>
          <table:table-cell table:number-columns-repeated="1017"/>
        </table:table-row>
        <table:table-row table:style-name="ro2">
          <table:table-cell table:style-name="ce4" office:value-type="float" office:value="17">
            <text:p>17</text:p>
          </table:table-cell>
          <table:table-cell table:style-name="ce4" office:value-type="string">
            <text:p>UT start total phase</text:p>
          </table:table-cell>
          <table:table-cell table:style-name="ce8" table:formula="of:=UTSTARTTOTALLUNARECLIPSE([.C3];[.C4];[.C5];[.C6];[.C7])" office:value-type="float" office:value="11.9140692625247">
            <text:p>11.9140693</text:p>
          </table:table-cell>
          <table:table-cell office:value-type="string">
            <text:p>=UTStartTotalLunarEclipse(C3,C4,C5,C6,C7)</text:p>
          </table:table-cell>
          <table:table-cell table:style-name="ce13" table:number-columns-repeated="3"/>
          <table:table-cell table:number-columns-repeated="1017"/>
        </table:table-row>
        <table:table-row table:style-name="ro2">
          <table:table-cell table:style-name="ce4" office:value-type="float" office:value="18">
            <text:p>18</text:p>
          </table:table-cell>
          <table:table-cell table:style-name="ce4" office:value-type="string">
            <text:p>UT end total phase</text:p>
          </table:table-cell>
          <table:table-cell table:style-name="ce8" table:formula="of:=UTENDTOTALLUNARECLIPSE([.C3];[.C4];[.C5];[.C6];[.C7])" office:value-type="float" office:value="12.1102958866545">
            <text:p>12.1102959</text:p>
          </table:table-cell>
          <table:table-cell office:value-type="string">
            <text:p>=UTEndTotalLunarEclipse(C3,C4,C5,C6,C7)</text:p>
          </table:table-cell>
          <table:table-cell table:style-name="ce13" table:number-columns-repeated="3"/>
          <table:table-cell table:number-columns-repeated="1017"/>
        </table:table-row>
        <table:table-row table:style-name="ro2">
          <table:table-cell table:style-name="ce4" office:value-type="float" office:value="19">
            <text:p>19</text:p>
          </table:table-cell>
          <table:table-cell table:style-name="ce4" office:value-type="string">
            <text:p>eclipse magnitude</text:p>
          </table:table-cell>
          <table:table-cell table:style-name="ce9" table:formula="of:=MAGLUNARECLIPSE([.C3];[.C4];[.C5];[.C6];[.C7])" office:value-type="float" office:value="1.00510035192646">
            <text:p>1.0051004</text:p>
          </table:table-cell>
          <table:table-cell office:value-type="string">
            <text:p>=MagLunarEclipse(C3,C4,C5,C6,C7)</text:p>
          </table:table-cell>
          <table:table-cell table:style-name="ce13" table:number-columns-repeated="3"/>
          <table:table-cell table:number-columns-repeated="1017"/>
        </table:table-row>
        <table:table-row table:style-name="ro2">
          <table:table-cell table:style-name="ce4"/>
          <table:table-cell table:number-columns-repeated="3"/>
          <table:table-cell table:style-name="ce4" table:number-columns-repeated="2"/>
          <table:table-cell table:style-name="ce5"/>
          <table:table-cell table:number-columns-repeated="1017"/>
        </table:table-row>
        <table:table-row table:style-name="ro2">
          <table:table-cell table:style-name="ce4"/>
          <table:table-cell table:number-columns-repeated="3"/>
          <table:table-cell table:style-name="ce4" table:number-columns-repeated="2"/>
          <table:table-cell table:style-name="ce5"/>
          <table:table-cell table:style-name="ce4"/>
          <table:table-cell table:number-columns-repeated="1016"/>
        </table:table-row>
        <table:table-row table:style-name="ro2">
          <table:table-cell table:style-name="ce4"/>
          <table:table-cell table:number-columns-repeated="3"/>
          <table:table-cell table:style-name="ce4" table:number-columns-repeated="2"/>
          <table:table-cell table:style-name="ce5"/>
          <table:table-cell table:style-name="ce4" table:number-columns-repeated="4"/>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style-name="ce4" table:number-columns-repeated="4"/>
          <table:table-cell table:style-name="ce18"/>
          <table:table-cell table:style-name="ce4" table:number-columns-repeated="1012"/>
        </table:table-row>
        <table:table-row table:style-name="ro2" table:number-rows-repeated="4">
          <table:table-cell table:style-name="ce4" table:number-columns-repeated="3"/>
          <table:table-cell/>
          <table:table-cell table:style-name="ce4" table:number-columns-repeated="2"/>
          <table:table-cell/>
          <table:table-cell table:style-name="ce4" table:number-columns-repeated="4"/>
          <table:table-cell table:style-name="ce18"/>
          <table:table-cell table:style-name="ce4" table:number-columns-repeated="1012"/>
        </table:table-row>
        <table:table-row table:style-name="ro2">
          <table:table-cell table:style-name="ce4"/>
          <table:table-cell table:number-columns-repeated="3"/>
          <table:table-cell table:style-name="ce4" table:number-columns-repeated="2"/>
          <table:table-cell/>
          <table:table-cell table:style-name="ce4" table:number-columns-repeated="4"/>
          <table:table-cell table:style-name="ce18"/>
          <table:table-cell table:style-name="ce4" table:number-columns-repeated="1012"/>
        </table:table-row>
        <table:table-row table:style-name="ro2">
          <table:table-cell table:style-name="ce4"/>
          <table:table-cell table:number-columns-repeated="2"/>
          <table:table-cell table:style-name="ce11"/>
          <table:table-cell table:style-name="ce4" table:number-columns-repeated="2"/>
          <table:table-cell table:number-columns-repeated="2"/>
          <table:table-cell table:style-name="ce4" table:number-columns-repeated="3"/>
          <table:table-cell table:style-name="ce18"/>
          <table:table-cell table:style-name="ce4" table:number-columns-repeated="1012"/>
        </table:table-row>
        <table:table-row table:style-name="ro2">
          <table:table-cell table:style-name="ce4"/>
          <table:table-cell table:number-columns-repeated="2"/>
          <table:table-cell table:style-name="ce11"/>
          <table:table-cell table:style-name="ce4" table:number-columns-repeated="2"/>
          <table:table-cell table:number-columns-repeated="5"/>
          <table:table-cell table:style-name="ce18"/>
          <table:table-cell table:style-name="ce4" table:number-columns-repeated="1012"/>
        </table:table-row>
        <table:table-row table:style-name="ro2">
          <table:table-cell table:number-columns-repeated="3"/>
          <table:table-cell table:style-name="ce11"/>
          <table:table-cell table:number-columns-repeated="1020"/>
        </table:table-row>
        <table:table-row table:style-name="ro2">
          <table:table-cell table:number-columns-repeated="3"/>
          <table:table-cell table:style-name="ce11"/>
          <table:table-cell table:style-name="ce4"/>
          <table:table-cell table:number-columns-repeated="1019"/>
        </table:table-row>
        <table:table-row table:style-name="ro2" table:number-rows-repeated="2">
          <table:table-cell table:style-name="ce4"/>
          <table:table-cell table:number-columns-repeated="2"/>
          <table:table-cell table:style-name="ce12"/>
          <table:table-cell table:number-columns-repeated="1020"/>
        </table:table-row>
        <table:table-row table:style-name="ro2" table:number-rows-repeated="3">
          <table:table-cell table:style-name="ce4"/>
          <table:table-cell table:number-columns-repeated="1023"/>
        </table:table-row>
        <table:table-row table:style-name="ro2" table:number-rows-repeated="6548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2:04:57</text:time></text:p>
        </style:region-right>
      </style:header>
      <style:header-left style:display="false"/>
      <style:footer>
        <text:p>Page <text:page-number>1</text:page-number> / <text:page-count>99</text:page-count></text:p>
      </style:footer>
      <style:footer-left style:display="false"/>
    </style:master-page>
    <style:master-page style:name="PageStyle_5f_LunarEclipseCircumstances" style:display-name="PageStyle_LunarEclipseCircumsta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2:04:57.72</dc:date>
    <meta:generator>OpenOffice.org/3.2$Win32 OpenOffice.org_project/320m18$Build-9502</meta:generator>
    <meta:editing-duration>PT00H05M21S</meta:editing-duration>
    <meta:editing-cycles>3</meta:editing-cycles>
    <meta:document-statistic meta:table-count="1" meta:cell-count="117"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